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6-14" calcext:value-type="date">
            <text:p>14 June 2019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table:formula="of:=0.219969248*[.B224]" office:value-type="float" office:value="5.75439552768" calcext:value-type="float">
            <text:p>5.75</text:p>
          </table:table-cell>
          <table:table-cell table:style-name="ce8" office:value-type="float" office:value="371" calcext:value-type="float">
            <text:p>371.00</text:p>
          </table:table-cell>
          <table:table-cell table:style-name="ce9" table:formula="of:=[.D224]/[.C224]" office:value-type="float" office:value="64.4724538338393" calcext:value-type="float">
            <text:p>64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24]" office:value-type="currency" office:currency="GBP" office:value="5.7690009" calcext:value-type="currency">
            <text:p>£5.77</text:p>
          </table:table-cell>
          <table:table-cell table:style-name="ce11" table:formula="of:=[.F224]*[.B224]" office:value-type="currency" office:currency="GBP" office:value="33.19704" calcext:value-type="currency">
            <text:p>£33.20</text:p>
          </table:table-cell>
          <table:table-cell table:style-name="ce11" table:formula="of:=[.H224]/([.D224]/100)" office:value-type="currency" office:currency="GBP" office:value="8.94798921832884" calcext:value-type="currency">
            <text:p>£8.95</text:p>
          </table:table-cell>
          <table:table-cell table:style-name="ce11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84" calcext:value-type="float">
            <text:p>25.84</text:p>
          </table:table-cell>
          <table:table-cell table:style-name="ce8" table:formula="of:=0.219969248*[.B225]" office:value-type="float" office:value="5.68400536832" calcext:value-type="float">
            <text:p>5.68</text:p>
          </table:table-cell>
          <table:table-cell table:style-name="ce8" office:value-type="float" office:value="380.3" calcext:value-type="float">
            <text:p>380.30</text:p>
          </table:table-cell>
          <table:table-cell table:style-name="ce9" table:formula="of:=[.D225]/[.C225]" office:value-type="float" office:value="66.9070444795171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5]" office:value-type="currency" office:currency="GBP" office:value="5.6235257" calcext:value-type="currency">
            <text:p>£5.62</text:p>
          </table:table-cell>
          <table:table-cell table:style-name="ce11" table:formula="of:=[.F225]*[.B225]" office:value-type="currency" office:currency="GBP" office:value="31.96408" calcext:value-type="currency">
            <text:p>£31.96</text:p>
          </table:table-cell>
          <table:table-cell table:style-name="ce11" table:formula="of:=[.H225]/([.D225]/100)" office:value-type="currency" office:currency="GBP" office:value="8.40496450170918" calcext:value-type="currency">
            <text:p>£8.40</text:p>
          </table:table-cell>
          <table:table-cell table:style-name="ce11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49" calcext:value-type="float">
            <text:p>25.49</text:p>
          </table:table-cell>
          <table:table-cell table:style-name="ce8" table:formula="of:=0.219969248*[.B226]" office:value-type="float" office:value="5.60701613152" calcext:value-type="float">
            <text:p>5.61</text:p>
          </table:table-cell>
          <table:table-cell table:style-name="ce8" office:value-type="float" office:value="436.7" calcext:value-type="float">
            <text:p>436.70</text:p>
          </table:table-cell>
          <table:table-cell table:style-name="ce9" table:formula="of:=[.D226]/[.C226]" office:value-type="float" office:value="77.8845627971496" calcext:value-type="float">
            <text:p>78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6]" office:value-type="currency" office:currency="GBP" office:value="5.6235257" calcext:value-type="currency">
            <text:p>£5.62</text:p>
          </table:table-cell>
          <table:table-cell table:style-name="ce11" table:formula="of:=[.F226]*[.B226]" office:value-type="currency" office:currency="GBP" office:value="31.53113" calcext:value-type="currency">
            <text:p>£31.53</text:p>
          </table:table-cell>
          <table:table-cell table:style-name="ce11" table:formula="of:=[.H226]/([.D226]/100)" office:value-type="currency" office:currency="GBP" office:value="7.22031829631326" calcext:value-type="currency">
            <text:p>£7.22</text:p>
          </table:table-cell>
          <table:table-cell table:style-name="ce11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7-25" calcext:value-type="date">
            <text:p>25 July 2019</text:p>
          </table:table-cell>
          <table:table-cell table:style-name="ce8" office:value-type="float" office:value="27.19" calcext:value-type="float">
            <text:p>27.19</text:p>
          </table:table-cell>
          <table:table-cell table:style-name="ce8" table:formula="of:=0.219969248*[.B227]" office:value-type="float" office:value="5.98096385312" calcext:value-type="float">
            <text:p>5.98</text:p>
          </table:table-cell>
          <table:table-cell table:style-name="ce8" office:value-type="float" office:value="369.3" calcext:value-type="float">
            <text:p>369.30</text:p>
          </table:table-cell>
          <table:table-cell table:style-name="ce9" table:formula="of:=[.D227]/[.C227]" office:value-type="float" office:value="61.7459006724063" calcext:value-type="float">
            <text:p>6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7]" office:value-type="currency" office:currency="GBP" office:value="5.7599087" calcext:value-type="currency">
            <text:p>£5.76</text:p>
          </table:table-cell>
          <table:table-cell table:style-name="ce11" table:formula="of:=[.F227]*[.B227]" office:value-type="currency" office:currency="GBP" office:value="34.44973" calcext:value-type="currency">
            <text:p>£34.45</text:p>
          </table:table-cell>
          <table:table-cell table:style-name="ce11" table:formula="of:=[.H227]/([.D227]/100)" office:value-type="currency" office:currency="GBP" office:value="9.32838613593285" calcext:value-type="currency">
            <text:p>£9.33</text:p>
          </table:table-cell>
          <table:table-cell table:style-name="ce11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02" calcext:value-type="date">
            <text:p>02 August 2019</text:p>
          </table:table-cell>
          <table:table-cell table:style-name="ce8" office:value-type="float" office:value="9.43" calcext:value-type="float">
            <text:p>9.43</text:p>
          </table:table-cell>
          <table:table-cell table:style-name="ce8" table:formula="of:=0.219969248*[.B228]" office:value-type="float" office:value="2.07431000864" calcext:value-type="float">
            <text:p>2.07</text:p>
          </table:table-cell>
          <table:table-cell table:style-name="ce8" office:value-type="float" office:value="145.7" calcext:value-type="float">
            <text:p>145.70</text:p>
          </table:table-cell>
          <table:table-cell table:style-name="ce9" table:formula="of:=[.D228]/[.C228]" office:value-type="float" office:value="70.2402241676145" calcext:value-type="float">
            <text:p>7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8]" office:value-type="currency" office:currency="GBP" office:value="5.7599087" calcext:value-type="currency">
            <text:p>£5.76</text:p>
          </table:table-cell>
          <table:table-cell table:style-name="ce11" table:formula="of:=[.F228]*[.B228]" office:value-type="currency" office:currency="GBP" office:value="11.94781" calcext:value-type="currency">
            <text:p>£11.95</text:p>
          </table:table-cell>
          <table:table-cell table:style-name="ce11" table:formula="of:=[.H228]/([.D228]/100)" office:value-type="currency" office:currency="GBP" office:value="8.20028140013727" calcext:value-type="currency">
            <text:p>£8.20</text:p>
          </table:table-cell>
          <table:table-cell table:style-name="ce11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08" calcext:value-type="date">
            <text:p>08 August 2019</text:p>
          </table:table-cell>
          <table:table-cell table:style-name="ce8" office:value-type="float" office:value="26.11" calcext:value-type="float">
            <text:p>26.11</text:p>
          </table:table-cell>
          <table:table-cell table:style-name="ce8" table:formula="of:=0.219969248*[.B229]" office:value-type="float" office:value="5.74339706528" calcext:value-type="float">
            <text:p>5.74</text:p>
          </table:table-cell>
          <table:table-cell table:style-name="ce8" office:value-type="float" office:value="373" calcext:value-type="float">
            <text:p>373.00</text:p>
          </table:table-cell>
          <table:table-cell table:style-name="ce9" table:formula="of:=[.D229]/[.C229]" office:value-type="float" office:value="64.9441429454461" calcext:value-type="float">
            <text:p>65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9]" office:value-type="currency" office:currency="GBP" office:value="5.7599087" calcext:value-type="currency">
            <text:p>£5.76</text:p>
          </table:table-cell>
          <table:table-cell table:style-name="ce11" table:formula="of:=[.F229]*[.B229]" office:value-type="currency" office:currency="GBP" office:value="33.08137" calcext:value-type="currency">
            <text:p>£33.08</text:p>
          </table:table-cell>
          <table:table-cell table:style-name="ce11" table:formula="of:=[.H229]/([.D229]/100)" office:value-type="currency" office:currency="GBP" office:value="8.869" calcext:value-type="currency">
            <text:p>£8.87</text:p>
          </table:table-cell>
          <table:table-cell table:style-name="ce11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16" calcext:value-type="date">
            <text:p>16 August 2019</text:p>
          </table:table-cell>
          <table:table-cell table:style-name="ce8" office:value-type="float" office:value="20.5" calcext:value-type="float">
            <text:p>20.50</text:p>
          </table:table-cell>
          <table:table-cell table:style-name="ce8" table:formula="of:=0.219969248*[.B230]" office:value-type="float" office:value="4.509369584" calcext:value-type="float">
            <text:p>4.51</text:p>
          </table:table-cell>
          <table:table-cell table:style-name="ce8" office:value-type="float" office:value="308" calcext:value-type="float">
            <text:p>308.00</text:p>
          </table:table-cell>
          <table:table-cell table:style-name="ce9" table:formula="of:=[.D230]/[.C230]" office:value-type="float" office:value="68.3022303367716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30]" office:value-type="currency" office:currency="GBP" office:value="5.7599087" calcext:value-type="currency">
            <text:p>£5.76</text:p>
          </table:table-cell>
          <table:table-cell table:style-name="ce11" table:formula="of:=[.F230]*[.B230]" office:value-type="currency" office:currency="GBP" office:value="25.9735" calcext:value-type="currency">
            <text:p>£25.97</text:p>
          </table:table-cell>
          <table:table-cell table:style-name="ce11" table:formula="of:=[.H230]/([.D230]/100)" office:value-type="currency" office:currency="GBP" office:value="8.43295454545454" calcext:value-type="currency">
            <text:p>£8.43</text:p>
          </table:table-cell>
          <table:table-cell table:style-name="ce11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19" calcext:value-type="date">
            <text:p>19 August 2019</text:p>
          </table:table-cell>
          <table:table-cell table:style-name="ce8" office:value-type="float" office:value="19.31" calcext:value-type="float">
            <text:p>19.31</text:p>
          </table:table-cell>
          <table:table-cell table:style-name="ce8" table:formula="of:=0.219969248*[.B231]" office:value-type="float" office:value="4.24760617888" calcext:value-type="float">
            <text:p>4.25</text:p>
          </table:table-cell>
          <table:table-cell table:style-name="ce8" office:value-type="float" office:value="237.7" calcext:value-type="float">
            <text:p>237.70</text:p>
          </table:table-cell>
          <table:table-cell table:style-name="ce9" table:formula="of:=[.D231]/[.C231]" office:value-type="float" office:value="55.9609318730853" calcext:value-type="float">
            <text:p>56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31]" office:value-type="currency" office:currency="GBP" office:value="5.7690009" calcext:value-type="currency">
            <text:p>£5.77</text:p>
          </table:table-cell>
          <table:table-cell table:style-name="ce11" table:formula="of:=[.F231]*[.B231]" office:value-type="currency" office:currency="GBP" office:value="24.50439" calcext:value-type="currency">
            <text:p>£24.50</text:p>
          </table:table-cell>
          <table:table-cell table:style-name="ce11" table:formula="of:=[.H231]/([.D231]/100)" office:value-type="currency" office:currency="GBP" office:value="10.308956668069" calcext:value-type="currency">
            <text:p>£10.31</text:p>
          </table:table-cell>
          <table:table-cell table:style-name="ce11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9-05" calcext:value-type="date">
            <text:p>05 September 2019</text:p>
          </table:table-cell>
          <table:table-cell table:style-name="ce8" office:value-type="float" office:value="33.01" calcext:value-type="float">
            <text:p>33.01</text:p>
          </table:table-cell>
          <table:table-cell table:style-name="ce8" table:formula="of:=0.219969248*[.B232]" office:value-type="float" office:value="7.26118487648" calcext:value-type="float">
            <text:p>7.26</text:p>
          </table:table-cell>
          <table:table-cell table:style-name="ce8" office:value-type="float" office:value="445" calcext:value-type="float">
            <text:p>445.00</text:p>
          </table:table-cell>
          <table:table-cell table:style-name="ce9" table:formula="of:=[.D232]/[.C232]" office:value-type="float" office:value="61.284763791295" calcext:value-type="float">
            <text:p>61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32]" office:value-type="currency" office:currency="GBP" office:value="5.6235257" calcext:value-type="currency">
            <text:p>£5.62</text:p>
          </table:table-cell>
          <table:table-cell table:style-name="ce11" table:formula="of:=[.F232]*[.B232]" office:value-type="currency" office:currency="GBP" office:value="40.83337" calcext:value-type="currency">
            <text:p>£40.83</text:p>
          </table:table-cell>
          <table:table-cell table:style-name="ce11" table:formula="of:=[.H232]/([.D232]/100)" office:value-type="currency" office:currency="GBP" office:value="9.17603820224719" calcext:value-type="currency">
            <text:p>£9.18</text:p>
          </table:table-cell>
          <table:table-cell table:style-name="ce11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 table:number-rows-repeated="7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9])" office:value-type="float" office:value="4309.31" calcext:value-type="float">
            <text:p>4309.31</text:p>
          </table:table-cell>
          <table:table-cell table:style-name="ce18" table:formula="of:=SUM([.C2:.C239])" office:value-type="float" office:value="947.91568009888" calcext:value-type="float">
            <text:p>947.92</text:p>
          </table:table-cell>
          <table:table-cell table:style-name="ce18" table:formula="of:=SUM([.D2:.D239])" office:value-type="float" office:value="59077.5" calcext:value-type="float">
            <text:p>59077.50</text:p>
          </table:table-cell>
          <table:table-cell table:style-name="ce19" table:formula="of:=[.D240]/[.C240]" office:value-type="float" office:value="62.3235813483299" calcext:value-type="float">
            <text:p>62.32</text:p>
          </table:table-cell>
          <table:table-cell table:style-name="ce20"/>
          <table:table-cell table:style-name="ce21"/>
          <table:table-cell table:style-name="ce18" table:formula="of:=SUM([.H2:.H239])" office:value-type="float" office:value="5138.72913" calcext:value-type="float">
            <text:p>5138.73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7:32:35.676940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Mark Gadsby</meta:initial-creator>
    <meta:creation-date>2013-03-08T01:41:14Z</meta:creation-date>
    <dc:date>2019-09-05T17:34:33.548317826</dc:date>
    <meta:editing-cycles>227</meta:editing-cycles>
    <meta:editing-duration>PT7H21M16S</meta:editing-duration>
    <meta:document-statistic meta:table-count="1" meta:cell-count="2284" meta:object-count="0"/>
  </office:meta>
</office:document-meta>
</file>